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dobe Caslon Pro" svg:font-family="'Adobe Caslon Pro'" style:font-family-generic="roman" style:font-pitch="variable"/>
    <style:font-face style:name="Adobe Hebrew" svg:font-family="'Adobe Hebre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282cm" loext:contextual-spacing="false"/>
    </style:style>
    <style:style style:name="P2" style:family="paragraph" style:parent-style-name="Heading_20_1">
      <style:paragraph-properties fo:margin-top="0cm" fo:margin-bottom="0.071cm" loext:contextual-spacing="false"/>
    </style:style>
    <style:style style:name="P3" style:family="paragraph" style:parent-style-name="Heading_20_1">
      <style:paragraph-properties fo:margin-top="0.071cm" fo:margin-bottom="0.071cm" loext:contextual-spacing="false"/>
    </style:style>
    <style:style style:name="P4" style:family="paragraph" style:parent-style-name="Frame_20_contents">
      <style:text-properties style:use-window-font-color="true"/>
    </style:style>
    <style:style style:name="P5" style:family="paragraph" style:parent-style-name="Frame_20_contents">
      <style:paragraph-properties fo:margin-top="0cm" fo:margin-bottom="0.071cm" loext:contextual-spacing="false"/>
    </style:style>
    <style:style style:name="P6" style:family="paragraph" style:parent-style-name="Frame_20_contents">
      <style:paragraph-properties fo:margin-top="0.071cm" fo:margin-bottom="0.071cm" loext:contextual-spacing="false"/>
    </style:style>
    <style:style style:name="P7" style:family="paragraph" style:parent-style-name="Frame_20_contents">
      <style:paragraph-properties fo:margin-top="0cm" fo:margin-bottom="0.035cm" loext:contextual-spacing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top"/>
    </style:style>
    <style:style style:name="gr1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0.859cm" fo:min-width="4.6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fill="solid" draw:fill-color="#ffffff" draw:textarea-vertical-align="top" draw:auto-grow-height="false" fo:min-height="3.584cm" fo:min-width="5.209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left" style:horizontal-rel="page" draw:wrap-influence-on-position="once-concurrent" style:flow-with-text="false"/>
    </style:style>
    <style:style style:name="gr3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3.18cm" fo:min-width="3.41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2.969cm" fo:min-width="4.706cm" fo:padding-top="0.127cm" fo:padding-bottom="0.127cm" fo:padding-left="0.254cm" fo:padding-right="0.254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0.753cm" fo:min-width="8.463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6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9.193cm" fo:min-width="7.511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left" style:horizontal-rel="page" draw:wrap-influence-on-position="once-concurrent" style:flow-with-text="false"/>
    </style:style>
    <style:style style:name="gr7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6.68cm" fo:min-width="6.14cm" fo:padding-top="0.127cm" fo:padding-bottom="0.127cm" fo:padding-left="0.254cm" fo:padding-right="0.254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2.05cm" fo:min-width="6.167cm" fo:padding-top="0.127cm" fo:padding-bottom="0.127cm" fo:padding-left="0.254cm" fo:padding-right="0.254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3.796cm" fo:min-width="6.791cm" fo:padding-top="0.127cm" fo:padding-bottom="0.127cm" fo:padding-left="0.254cm" fo:padding-right="0.254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3.981cm" fo:min-width="2.907cm" fo:padding-top="0.127cm" fo:padding-bottom="0.127cm" fo:padding-left="0.254cm" fo:padding-right="0.254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3.981cm" fo:min-width="3.309cm" fo:padding-top="0.127cm" fo:padding-bottom="0.127cm" fo:padding-left="0.254cm" fo:padding-right="0.254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064cm" fo:min-width="4.145cm" fo:padding-top="0.127cm" fo:padding-bottom="0.127cm" fo:padding-left="0.254cm" fo:padding-right="0.254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064cm" fo:min-width="2.626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011cm" fo:min-width="4.441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draw:z-index="13" draw:name="Textové pole 14" draw:style-name="gr14" draw:text-style-name="P10" svg:width="4.948cm" svg:height="1.264cm" svg:x="6.394cm" svg:y="15.748cm"><text:h text:style-name="Heading_20_1" text:outline-level="1">Dominika K.</text:h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ové pole 13" draw:style-name="gr13" draw:text-style-name="P10" svg:width="3.133cm" svg:height="1.317cm" svg:x="2.468cm" svg:y="15.782cm"><text:h text:style-name="P2" text:outline-level="1">Pole:</text:h><text:p text:style-name="P5">Int a [5];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ové pole 12" draw:style-name="gr12" draw:text-style-name="P10" svg:width="4.652cm" svg:height="1.317cm" svg:x="-2.184cm" svg:y="15.782cm"><text:h text:style-name="P2" text:outline-level="1">Cyklus For:</text:h><text:p text:style-name="P5">For(i=1; i &lt;= 5; i++)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ové pole 11" draw:style-name="gr11" draw:text-style-name="P10" svg:width="3.816cm" svg:height="4.234cm" svg:x="8.373cm" svg:y="11.515cm"><text:h text:style-name="P2" text:outline-level="1">Cyklus do- while:</text:h><text:p text:style-name="P5">Do{</text:p><text:p text:style-name="P5">I++;</text:p><text:p text:style-name="P5">Printf("%i\n", i);</text:p><text:p text:style-name="P5">}while (i &lt;= 10)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ové pole 10" draw:style-name="gr10" draw:text-style-name="P10" svg:width="3.414cm" svg:height="4.234cm" svg:x="4.96cm" svg:y="11.515cm"><text:h text:style-name="P2" text:outline-level="1">Cyklus while:</text:h><text:p text:style-name="P5">Int i = 1;</text:p><text:p text:style-name="P5">While (i &lt;= 10) {</text:p><text:p text:style-name="P5">Printf("%i\n", i);</text:p><text:p text:style-name="P5">I++;</text:p><text:p text:style-name="Frame_20_contents">}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ové pole 9" draw:style-name="gr9" draw:text-style-name="P10" svg:width="7.298cm" svg:height="4.049cm" svg:x="-2.184cm" svg:y="11.733cm"><text:h text:style-name="P2" text:outline-level="1">Podmínky:</text:h><text:p text:style-name="P5">If( a == 0); <text:s/>do a si přiřadíme 0</text:p><text:p text:style-name="P5">a = 1; <text:s/><text:tab/> pokud je a 0, dáme do něj jedničku</text:p><text:p text:style-name="P5">else <text:tab/> pokud je a 1, dáme do něj nulu</text:p><text:p text:style-name="P5">a = 0;</text:p><text:p text:style-name="P5">printf ("%d", a)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ové pole 8" draw:style-name="gr8" draw:text-style-name="P9" svg:width="6.674cm" svg:height="2.303cm" svg:x="5.516cm" svg:y="9.213cm"><text:h text:style-name="P1" text:outline-level="1">Bitové operátory:</text:h><text:p text:style-name="Frame_20_contents">Logický - &amp;&amp;<text:tab/><text:tab/>Logický - ||</text:p><text:p text:style-name="Frame_20_contents">Bitový - &amp;<text:tab/><text:tab/>Bitový - |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ové pole 7" draw:style-name="gr7" draw:text-style-name="P9" svg:width="6.647cm" svg:height="6.933cm" svg:x="5.516cm" svg:y="2.281cm"><text:h text:style-name="P2" text:outline-level="1">Printf – tabulka parametrů:</text:h><text:p text:style-name="P5">i – int, znaménkové číslo v des. soustavě</text:p><text:p text:style-name="P5">o, u, x – unsigned, nezáporné číslo v osmi. s., des. s., šestná. s.</text:p><text:p text:style-name="P5">e – double, exponenciální forma</text:p><text:p text:style-name="P5">f – double, s desetinou tečkou</text:p><text:p text:style-name="P5">c – int, zkonvertuje se na unsigned <text:s/>char reprezentující jeden znak</text:p><text:p text:style-name="P5">s – const char *, nulou ukončený řetězec</text:p><text:p text:style-name="P5">p – void *, adresa pamět, číslo v šest. s.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ové pole 6" draw:style-name="gr6" draw:text-style-name="P9" svg:width="8.018cm" svg:height="9.446cm" svg:x="0.318cm" svg:y="2.439cm"><text:h text:style-name="P2" text:outline-level="1">Fce printf:</text:h><text:p text:style-name="P5">printf("Ahoj světe\n"); </text:p><text:p text:style-name="P5">puts("Ahoj světe"); </text:p><text:p text:style-name="P5">printf("Minus sto dvacet pět je %i\n", i); printf("Jedeme na %i%%\n", 100;</text:p><text:p text:style-name="P5">printf("Znak '%c' má ASCII kód %i, šestnáctkově %x\n", 'm', 'm', (unsigned) 'm'); </text:p><text:p text:style-name="P5">6. Výpis řetězce, ukazatele a znaku printf("Řetězec s obsahuje \"%s\", je na adrese %p" " a začíná písmenem '%c'\n", s, (const void *) s, (int) *s); </text:p><text:p text:style-name="P5">7. Výpis reálných čísel </text:p><text:p text:style-name="P5">printf("10 pi je asi %f, což se dá napsat i jako %e\n", d, d); </text:p><text:p text:style-name="P5">8. Funkce printf vrací, kolik toho vytiskla. <text:s/>printf("Vnořená printf vypsala %i znaků\n", printf("12345\n"))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ové pole 4" draw:style-name="gr4" draw:text-style-name="P9" svg:width="5.213cm" svg:height="3.222cm" svg:x="9.587cm" svg:y="-1.205cm"><text:h text:style-name="P3" text:outline-level="1">Konstanty – řetězce:</text:h><text:p text:style-name="P6">"Ahoj světe! " - Ahoj světe </text:p><text:p text:style-name="P6">"Znak \" nikoli" - Znak " nikoli</text:p><text:p text:style-name="P5">"Nový\nřádek" – Nový </text:p><text:p text:style-name="P5"><text:s text:c="31"/>řádek</text:p><text:p text:style-name="Frame_20_contents"/><text:p text:style-name="P5"/><text:p text:style-name="P5"/><text:p text:style-name="P5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ové pole 5" draw:style-name="gr5" draw:text-style-name="P9" svg:width="8.97cm" svg:height="1.006cm" svg:x="5.715cm" svg:y="-2.21cm"><text:p text:style-name="P4">Const float PI = 3.14; konstanty se za chodu nemění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ové pole 1" draw:style-name="gr1" draw:text-style-name="P9" svg:width="5.107cm" svg:height="1.112cm" svg:x="-2.051cm" svg:y="-2.21cm"><text:p text:style-name="Title">Programovací Jazyk C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ové pole 3" draw:style-name="gr3" draw:text-style-name="P9" svg:width="3.917cm" svg:height="3.433cm" svg:x="3.214cm" svg:y="-1.205cm"><text:h text:style-name="P1" text:outline-level="1">Konstaty – znaky:</text:h><text:p text:style-name="P5">'\\' - zpětné lomítko</text:p><text:p text:style-name="P5">'\b' - backspace</text:p><text:p text:style-name="P5">'\t' - tabelátor</text:p><text:p text:style-name="P5">'\n' - odřádkování</text:p><text:p text:style-name="P5"/><text:p text:style-name="P5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Rámec14" text:anchor-type="paragraph" svg:x="-2.184cm" svg:y="-1.205cm" svg:width="5.399cm" svg:height="3.838cm" draw:z-index="27"><draw:text-box><text:h text:style-name="P1" text:outline-level="1"><text:span text:style-name="T1">Datové typy: </text:span></text:h><text:p text:style-name="P5">Char - celé číslo</text:p><text:p text:style-name="P5">Short - <text:s/>krátké celé číslo</text:p><text:p text:style-name="P5">Float – racionalní č.</text:p><text:p text:style-name="P5">Double – rac. Č. dvojitá přesnost</text:p><text:p text:style-name="Frame_20_contents">Int – celé číslo</text:p><text:p text:style-name="P7"/><text:p text:style-name="Frame_20_contents"/><text:p text:style-name="P7"/></draw:text-box></draw:frame><draw:custom-shape text:anchor-type="paragraph" draw:z-index="1" draw:name="Textové pole 2" draw:style-name="gr2" draw:text-style-name="P9" svg:width="5.716cm" svg:height="3.837cm" svg:x="0.318cm" svg:y="-1.20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dobe Caslon Pro" svg:font-family="'Adobe Caslon Pro'" style:font-family-generic="roman" style:font-pitch="variable"/>
    <style:font-face style:name="Adobe Hebrew" svg:font-family="'Adobe Hebre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Adobe Caslon Pro" fo:font-family="'Adobe Caslon Pro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1f4e79" style:font-name="Adobe Hebrew" fo:font-family="'Adobe Hebrew'" style:font-family-generic="roman" style:font-pitch="variable" fo:font-size="14pt" fo:letter-spacing="-0.018cm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Název_20_Char" style:display-name="Název Char" style:family="text" style:parent-style-name="Default_20_Paragraph_20_Font">
      <style:text-properties fo:color="#1f4e79" style:font-name="Adobe Hebrew" fo:font-family="'Adobe Hebrew'" style:font-family-generic="roman" style:font-pitch="variable" fo:font-size="14pt" fo:letter-spacing="-0.018cm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Nadpis_20_1_20_Char" style:display-name="Nadpis 1 Char" style:family="text" style:parent-style-name="Default_20_Paragraph_20_Font">
      <style:text-properties fo:color="#2e74b5" style:font-name="Adobe Caslon Pro" fo:font-family="'Adobe Caslon Pro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501cm" fo:margin-bottom="2.501cm" fo:margin-left="2.501cm" fo:margin-right="2.5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a Kabátková</meta:initial-creator>
    <meta:editing-cycles>4</meta:editing-cycles>
    <meta:creation-date>2019-10-04T07:44:00</meta:creation-date>
    <dc:date>2019-10-06T16:32:28.473000000</dc:date>
    <meta:editing-duration>PT2H21M34S</meta:editing-duration>
    <meta:generator>LibreOffice/6.1.3.2$Windows_X86_64 LibreOffice_project/86daf60bf00efa86ad547e59e09d6bb77c699acb</meta:generator>
    <meta:print-date>2019-10-06T16:31:25.410000000</meta:print-date>
    <meta:document-statistic meta:table-count="0" meta:image-count="0" meta:object-count="0" meta:page-count="1" meta:paragraph-count="60" meta:word-count="301" meta:character-count="1714" meta:non-whitespace-character-count="1408"/>
    <meta:user-defined meta:name="AppVersion">14.0000</meta:user-defined>
    <meta:user-defined meta:name="Company">SKOLAVD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